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>
            <text:p>preset</text:p>
          </table:table-cell>
          <table:table-cell office:value-type="string">
            <text:p>zeit</text:p>
          </table:table-cell>
          <table:table-cell office:value-type="string">
            <text:p>größe</text:p>
          </table:table-cell>
          <table:table-cell table:style-name="Default" office:value-type="string">
            <text:p>kb/min</text:p>
          </table:table-cell>
          <table:table-cell table:number-columns-repeated="3"/>
          <table:table-cell>
            <draw:frame table:end-cell-address="Tabelle1.K16" table:end-x="1.813cm" table:end-y="0.291cm" draw:z-index="0" draw:style-name="gr1" svg:width="8.001cm" svg:height="6.986cm" svg:x="0.586cm" svg:y="0.053cm">
              <draw:object draw:notify-on-update-of-ranges="Tabelle1.D2:Tabelle1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medium:</text:p>
          </table:table-cell>
          <table:table-cell office:value-type="float" office:value="9">
            <text:p>9</text:p>
          </table:table-cell>
          <table:table-cell office:value-type="float" office:value="1791459">
            <text:p>1791459</text:p>
          </table:table-cell>
          <table:table-cell table:formula="of:=[.C2]/1.6/1024" office:value-type="float" office:value="1093.41979980469">
            <text:p>1093</text:p>
          </table:table-cell>
          <table:table-cell table:number-columns-repeated="4"/>
        </table:table-row>
        <table:table-row table:style-name="ro1">
          <table:table-cell office:value-type="string">
            <text:p>fast medium:</text:p>
          </table:table-cell>
          <table:table-cell office:value-type="float" office:value="4.5">
            <text:p>4,5</text:p>
          </table:table-cell>
          <table:table-cell office:value-type="float" office:value="1867090">
            <text:p>1867090</text:p>
          </table:table-cell>
          <table:table-cell table:formula="of:=[.C3]/1.6/1024" office:value-type="float" office:value="1139.58129882813">
            <text:p>1140</text:p>
          </table:table-cell>
          <table:table-cell table:formula="of:=[.D3]/[.D2]" office:value-type="float" office:value="1.04221754447074">
            <text:p>1,04</text:p>
          </table:table-cell>
          <table:table-cell table:number-columns-repeated="3"/>
        </table:table-row>
        <table:table-row table:style-name="ro1">
          <table:table-cell office:value-type="string">
            <text:p>standard:</text:p>
          </table:table-cell>
          <table:table-cell office:value-type="float" office:value="9">
            <text:p>9</text:p>
          </table:table-cell>
          <table:table-cell office:value-type="float" office:value="1859392">
            <text:p>1859392</text:p>
          </table:table-cell>
          <table:table-cell table:formula="of:=[.C4]/1.6/1024" office:value-type="float" office:value="1134.8828125">
            <text:p>1135</text:p>
          </table:table-cell>
          <table:table-cell/>
          <table:table-cell table:formula="of:=[.D4]/[.D2]" office:value-type="float" office:value="1.03792048827241">
            <text:p>1,04</text:p>
          </table:table-cell>
          <table:table-cell table:number-columns-repeated="2"/>
        </table:table-row>
        <table:table-row table:style-name="ro1">
          <table:table-cell office:value-type="string">
            <text:p>fast standard:</text:p>
          </table:table-cell>
          <table:table-cell office:value-type="float" office:value="4.8">
            <text:p>4,8</text:p>
          </table:table-cell>
          <table:table-cell office:value-type="float" office:value="2065736">
            <text:p>2065736</text:p>
          </table:table-cell>
          <table:table-cell table:formula="of:=[.C5]/1.6/1024" office:value-type="float" office:value="1260.8251953125">
            <text:p>1261</text:p>
          </table:table-cell>
          <table:table-cell table:formula="of:=[.D5]/[.D4]" office:value-type="float" office:value="1.11097390975114">
            <text:p>1,11</text:p>
          </table:table-cell>
          <table:table-cell table:number-columns-repeated="3"/>
        </table:table-row>
        <table:table-row table:style-name="ro1">
          <table:table-cell office:value-type="string">
            <text:p>extreme:</text:p>
          </table:table-cell>
          <table:table-cell office:value-type="float" office:value="8.7">
            <text:p>8,7</text:p>
          </table:table-cell>
          <table:table-cell office:value-type="float" office:value="2280823">
            <text:p>2280823</text:p>
          </table:table-cell>
          <table:table-cell table:formula="of:=[.C6]/1.6/1024" office:value-type="float" office:value="1392.10388183594">
            <text:p>1392</text:p>
          </table:table-cell>
          <table:table-cell/>
          <table:table-cell table:formula="of:=[.D6]/[.D4]" office:value-type="float" office:value="1.22664989415895">
            <text:p>1,23</text:p>
          </table:table-cell>
          <table:table-cell table:number-columns-repeated="2"/>
        </table:table-row>
        <table:table-row table:style-name="ro1">
          <table:table-cell office:value-type="string">
            <text:p>fast extreme:</text:p>
          </table:table-cell>
          <table:table-cell office:value-type="float" office:value="4.6">
            <text:p>4,6</text:p>
          </table:table-cell>
          <table:table-cell office:value-type="float" office:value="2567509">
            <text:p>2567509</text:p>
          </table:table-cell>
          <table:table-cell table:formula="of:=[.C7]/1.6/1024" office:value-type="float" office:value="1567.08312988281">
            <text:p>1567</text:p>
          </table:table-cell>
          <table:table-cell table:formula="of:=[.D7]/[.D6]" office:value-type="float" office:value="1.12569410252352">
            <text:p>1,13</text:p>
          </table:table-cell>
          <table:table-cell table:number-columns-repeated="3"/>
        </table:table-row>
        <table:table-row table:style-name="ro1">
          <table:table-cell office:value-type="string">
            <text:p>insane:</text:p>
          </table:table-cell>
          <table:table-cell office:value-type="float" office:value="5.5">
            <text:p>5,5</text:p>
          </table:table-cell>
          <table:table-cell office:value-type="float" office:value="3862986">
            <text:p>3862986</text:p>
          </table:table-cell>
          <table:table-cell table:formula="of:=[.C8]/1.6/1024" office:value-type="float" office:value="2357.77954101562">
            <text:p>2358</text:p>
          </table:table-cell>
          <table:table-cell/>
          <table:table-cell table:formula="of:=[.D8]/[.D6]" office:value-type="float" office:value="1.69368074594127">
            <text:p>1,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old 9</text:p>
          </table:table-cell>
          <table:table-cell office:value-type="float" office:value="3.9">
            <text:p>3,9</text:p>
          </table:table-cell>
          <table:table-cell office:value-type="float" office:value="830380">
            <text:p>83038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30380">
            <text:p>830380</text:p>
          </table:table-cell>
          <table:table-cell table:formula="of:=[.C11]/1.6/1024" office:value-type="float" office:value="506.82373046875">
            <text:p>50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4">
            <text:p>4,4</text:p>
          </table:table-cell>
          <table:table-cell office:value-type="float" office:value="1093788">
            <text:p>1093788</text:p>
          </table:table-cell>
          <table:table-cell table:formula="of:=[.C12]/1.6/1024" office:value-type="float" office:value="667.59521484375">
            <text:p>668</text:p>
          </table:table-cell>
          <table:table-cell/>
          <table:table-cell table:formula="of:=[.D12]/[.D11]" office:value-type="float" office:value="1.3172138057275">
            <text:p>1,3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 office:value-type="float" office:value="1240416">
            <text:p>1240416</text:p>
          </table:table-cell>
          <table:table-cell table:formula="of:=[.C13]/1.6/1024" office:value-type="float" office:value="757.08984375">
            <text:p>757</text:p>
          </table:table-cell>
          <table:table-cell/>
          <table:table-cell table:formula="of:=[.D13]/[.D12]" office:value-type="float" office:value="1.13405522825264">
            <text:p>1,1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 office:value-type="float" office:value="1539570">
            <text:p>1539570</text:p>
          </table:table-cell>
          <table:table-cell table:formula="of:=[.C14]/1.6/1024" office:value-type="float" office:value="939.678955078125">
            <text:p>940</text:p>
          </table:table-cell>
          <table:table-cell/>
          <table:table-cell table:formula="of:=[.D14]/[.D13]" office:value-type="float" office:value="1.24117231638418">
            <text:p>1,2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office:value-type="float" office:value="1711722">
            <text:p>1711722</text:p>
          </table:table-cell>
          <table:table-cell table:formula="of:=[.C15]/1.6/1024" office:value-type="float" office:value="1044.75219726563">
            <text:p>1045</text:p>
          </table:table-cell>
          <table:table-cell/>
          <table:table-cell table:formula="of:=[.D15]/[.D14]" office:value-type="float" office:value="1.11181823496171">
            <text:p>1,1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1867090">
            <text:p>1867090</text:p>
          </table:table-cell>
          <table:table-cell table:formula="of:=[.C16]/1.6/1024" office:value-type="float" office:value="1139.58129882813">
            <text:p>1140</text:p>
          </table:table-cell>
          <table:table-cell/>
          <table:table-cell table:formula="of:=[.D16]/[.D15]" office:value-type="float" office:value="1.09076707549474">
            <text:p>1,09</text:p>
          </table:table-cell>
          <table:table-cell table:number-columns-repeated="2"/>
        </table:table-row>
        <table:table-row table:style-name="ro1">
          <table:table-cell office:value-type="string">
            <text:p>old 4</text:p>
          </table:table-cell>
          <table:table-cell office:value-type="float" office:value="5.3">
            <text:p>5,3</text:p>
          </table:table-cell>
          <table:table-cell office:value-type="float" office:value="1867090">
            <text:p>186709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6">
            <text:p>4,6</text:p>
          </table:table-cell>
          <table:table-cell office:value-type="float" office:value="1958751">
            <text:p>1958751</text:p>
          </table:table-cell>
          <table:table-cell table:formula="of:=[.C18]/1.6/1024" office:value-type="float" office:value="1195.52673339844">
            <text:p>1196</text:p>
          </table:table-cell>
          <table:table-cell/>
          <table:table-cell table:formula="of:=[.D18]/[.D16]" office:value-type="float" office:value="1.04909297355778">
            <text:p>1,05</text:p>
          </table:table-cell>
          <table:table-cell/>
          <table:table-cell>
            <draw:frame table:end-cell-address="Tabelle1.K34" table:end-x="2.119cm" table:end-y="0.212cm" draw:z-index="1" draw:style-name="gr1" svg:width="8.001cm" svg:height="6.986cm" svg:x="0.892cm" svg:y="0.424cm">
              <draw:object draw:notify-on-update-of-ranges="Tabelle1.D11:Tabelle1.D16 Tabelle1.D18:Tabelle1.D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6">
            <text:p>4,6</text:p>
          </table:table-cell>
          <table:table-cell office:value-type="float" office:value="2065736">
            <text:p>2065736</text:p>
          </table:table-cell>
          <table:table-cell table:formula="of:=[.C19]/1.6/1024" office:value-type="float" office:value="1260.8251953125">
            <text:p>1261</text:p>
          </table:table-cell>
          <table:table-cell/>
          <table:table-cell table:formula="of:=[.D19]/[.D18]" office:value-type="float" office:value="1.05461898934576">
            <text:p>1,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8">
            <text:p>4,8</text:p>
          </table:table-cell>
          <table:table-cell office:value-type="float" office:value="2260198">
            <text:p>2260198</text:p>
          </table:table-cell>
          <table:table-cell table:formula="of:=[.C20]/1.6/1024" office:value-type="float" office:value="1379.51538085938">
            <text:p>1380</text:p>
          </table:table-cell>
          <table:table-cell/>
          <table:table-cell table:formula="of:=[.D20]/[.D19]" office:value-type="float" office:value="1.09413690810442">
            <text:p>1,0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2567509">
            <text:p>2567509</text:p>
          </table:table-cell>
          <table:table-cell table:formula="of:=[.C21]/1.6/1024" office:value-type="float" office:value="1567.08312988281">
            <text:p>1567</text:p>
          </table:table-cell>
          <table:table-cell/>
          <table:table-cell table:formula="of:=[.D21]/[.D20]" office:value-type="float" office:value="1.13596640648297">
            <text:p>1,14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07.11.2009</text:date>, <text:time>18:0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7T17:09:47</meta:creation-date>
    <dc:date>2009-11-07T18:01:16</dc:date>
    <meta:editing-duration>PT00H40M38S</meta:editing-duration>
    <meta:editing-cycles>3</meta:editing-cycles>
    <meta:generator>OpenOffice.org/3.1$Linux OpenOffice.org_project/310m21$Build-9319</meta:generator>
    <meta:document-statistic meta:table-count="3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plot-area chart:style-name="ch2" table:cell-range-address="Tabelle1.D2:Tabelle1.D8" svg:x="0.16cm" svg:y="0.139cm" svg:width="7.682cm" svg:height="6.709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8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3.41979980469">
                <text:p text:id="Tabelle1.D2:Tabelle1.D8">1093.419799804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9.58129882813">
                <text:p>1139.581298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4.8828125">
                <text:p>1134.88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.8251953125">
                <text:p>1260.82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2.10388183594">
                <text:p>1392.10388183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.08312988281">
                <text:p>1567.08312988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7.77954101562">
                <text:p>2357.7795410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plot-area chart:style-name="ch2" table:cell-range-address="Tabelle1.D11:Tabelle1.D16 Tabelle1.D18:Tabelle1.D21" svg:x="0.16cm" svg:y="0.139cm" svg:width="7.682cm" svg:height="6.709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D11:Tabelle1.D16 Tabelle1.D18:Tabelle1.D2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 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.82373046875">
                <text:p text:id="Tabelle1.D11:Tabelle1.D16 Tabelle1.D18:Tabelle1.D21">506.823730468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7.59521484375">
                <text:p>667.5952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7.08984375">
                <text:p>757.089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9.678955078125">
                <text:p>939.678955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.75219726563">
                <text:p>1044.7521972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9.58129882813">
                <text:p>1139.58129882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5.52673339844">
                <text:p>1195.5267333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0.8251953125">
                <text:p>1260.8251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51538085938">
                <text:p>1379.51538085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8312988281">
                <text:p>1567.08312988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